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Droid Sans Mono" fo:font-size="10pt" fo:font-weight="normal" officeooo:rsid="000d9cc9" officeooo:paragraph-rsid="0040b674" fo:background-color="transparent" style:font-size-asian="10pt" style:font-size-complex="10pt"/>
    </style:style>
    <style:style style:name="P2" style:family="paragraph" style:parent-style-name="Standard">
      <style:text-properties fo:color="#000000" style:font-name="Droid Sans Mono" fo:font-size="10pt" fo:font-weight="normal" officeooo:rsid="000d9cc9" officeooo:paragraph-rsid="0048f945" fo:background-color="transparent" style:font-size-asian="10pt" style:font-size-complex="10pt"/>
    </style:style>
    <style:style style:name="P3" style:family="paragraph" style:parent-style-name="Standard">
      <style:paragraph-properties style:line-height-at-least="0.503cm"/>
      <style:text-properties fo:color="#000000" style:font-name="Droid Sans Mono" fo:font-size="10pt" fo:font-weight="normal" officeooo:paragraph-rsid="0040b674" fo:background-color="transparent" style:font-size-asian="10pt" style:font-size-complex="10pt"/>
    </style:style>
    <style:style style:name="P4" style:family="paragraph" style:parent-style-name="Standard">
      <style:paragraph-properties style:line-height-at-least="0.503cm"/>
      <style:text-properties fo:color="#000000" style:font-name="Droid Sans Mono" fo:font-size="10pt" fo:font-weight="normal" officeooo:paragraph-rsid="0048f945" fo:background-color="transparent" style:font-size-asian="10pt" style:font-size-complex="10pt"/>
    </style:style>
    <style:style style:name="P5" style:family="paragraph" style:parent-style-name="Standard">
      <style:text-properties fo:color="#000000" fo:font-size="10pt" officeooo:rsid="0012a0fe" officeooo:paragraph-rsid="0040b674" fo:background-color="transparent" style:font-size-asian="10pt" style:font-size-complex="10pt"/>
    </style:style>
    <style:style style:name="P6" style:family="paragraph" style:parent-style-name="Standard">
      <style:text-properties fo:color="#000000" fo:font-size="10pt" officeooo:rsid="0012a0fe" officeooo:paragraph-rsid="0048f945" fo:background-color="transparent" style:font-size-asian="10pt" style:font-size-complex="10pt"/>
    </style:style>
    <style:style style:name="P7" style:family="paragraph" style:parent-style-name="Standard">
      <style:text-properties fo:color="#000000" fo:font-size="10.5pt" officeooo:rsid="0012a0fe" officeooo:paragraph-rsid="0040b674" fo:background-color="transparent" style:font-size-asian="10.5pt" style:font-size-complex="10.5pt"/>
    </style:style>
    <style:style style:name="P8" style:family="paragraph" style:parent-style-name="Standard">
      <style:text-properties fo:color="#000000" fo:font-size="10.5pt" officeooo:rsid="0012a0fe" officeooo:paragraph-rsid="0048f945" fo:background-color="transparent" style:font-size-asian="10.5pt" style:font-size-complex="10.5pt"/>
    </style:style>
    <style:style style:name="P9" style:family="paragraph" style:parent-style-name="Standard">
      <style:text-properties fo:color="#6a9955" style:font-name="Droid Sans Mono" fo:font-size="10pt" fo:font-weight="normal" officeooo:rsid="000d9cc9" officeooo:paragraph-rsid="0040b674" fo:background-color="#1e1e1e" style:font-size-asian="10pt" style:font-size-complex="10pt"/>
    </style:style>
    <style:style style:name="P10" style:family="paragraph" style:parent-style-name="Standard">
      <style:text-properties fo:color="#6a9955" style:font-name="Droid Sans Mono" fo:font-size="10pt" fo:font-weight="normal" officeooo:rsid="000d9cc9" officeooo:paragraph-rsid="0048f945" fo:background-color="#1e1e1e" style:font-size-asian="10pt" style:font-size-complex="10pt"/>
    </style:style>
    <style:style style:name="P11" style:family="paragraph" style:parent-style-name="Standard">
      <style:paragraph-properties style:line-height-at-least="0.503cm"/>
      <style:text-properties officeooo:paragraph-rsid="0040b674"/>
    </style:style>
    <style:style style:name="P12" style:family="paragraph" style:parent-style-name="Standard">
      <style:paragraph-properties style:line-height-at-least="0.503cm"/>
      <style:text-properties officeooo:paragraph-rsid="0048f945"/>
    </style:style>
    <style:style style:name="P13" style:family="paragraph" style:parent-style-name="Standard">
      <style:text-properties fo:font-size="10pt" officeooo:rsid="000d9cc9" officeooo:paragraph-rsid="0040b674" style:font-size-asian="10pt" style:font-size-complex="10pt"/>
    </style:style>
    <style:style style:name="P14" style:family="paragraph" style:parent-style-name="Standard">
      <style:text-properties fo:font-size="10pt" officeooo:rsid="000d9cc9" officeooo:paragraph-rsid="0048f945" style:font-size-asian="10pt" style:font-size-complex="10pt"/>
    </style:style>
    <style:style style:name="P15" style:family="paragraph" style:parent-style-name="Standard">
      <style:paragraph-properties fo:break-before="page"/>
      <style:text-properties fo:font-size="10pt" officeooo:rsid="000d9cc9" officeooo:paragraph-rsid="0048f945" style:font-size-asian="10pt" style:font-size-complex="10pt"/>
    </style:style>
    <style:style style:name="P16" style:family="paragraph" style:parent-style-name="Standard">
      <style:paragraph-properties style:line-height-at-least="0.503cm"/>
      <style:text-properties fo:color="#000000" style:font-name="Droid Sans Mono" fo:font-size="10pt" fo:font-weight="normal" officeooo:paragraph-rsid="0040b674" fo:background-color="transparent" style:font-size-asian="10pt" style:font-size-complex="10pt"/>
    </style:style>
    <style:style style:name="P17" style:family="paragraph" style:parent-style-name="Standard" style:list-style-name="L2">
      <style:paragraph-properties style:line-height-at-least="0.503cm"/>
      <style:text-properties fo:color="#000000" style:font-name="Droid Sans Mono" fo:font-size="10pt" fo:font-weight="normal" officeooo:paragraph-rsid="0040b674" fo:background-color="transparent" style:font-size-asian="10pt" style:font-size-complex="10pt"/>
    </style:style>
    <style:style style:name="P18" style:family="paragraph" style:parent-style-name="Standard" style:list-style-name="L2">
      <style:paragraph-properties style:line-height-at-least="0.503cm"/>
      <style:text-properties fo:color="#000000" style:font-name="Droid Sans Mono" fo:font-size="10pt" fo:font-weight="normal" officeooo:paragraph-rsid="00524a6f" fo:background-color="transparent" style:font-size-asian="10pt" style:font-size-complex="10pt"/>
    </style:style>
    <style:style style:name="P19" style:family="paragraph" style:parent-style-name="Standard" style:list-style-name="L2">
      <style:paragraph-properties style:line-height-at-least="0.503cm"/>
      <style:text-properties fo:color="#000000" style:font-name="Droid Sans Mono" fo:font-size="10pt" fo:font-weight="normal" officeooo:paragraph-rsid="0058c468" fo:background-color="transparent" style:font-size-asian="10pt" style:font-size-complex="10pt"/>
    </style:style>
    <style:style style:name="P20" style:family="paragraph" style:parent-style-name="Standard" style:list-style-name="L2">
      <style:paragraph-properties style:line-height-at-least="0.503cm"/>
      <style:text-properties fo:color="#000000" style:font-name="Droid Sans Mono" fo:font-size="10pt" fo:font-weight="normal" officeooo:paragraph-rsid="005b2138" fo:background-color="transparent" style:font-size-asian="10pt" style:font-size-complex="10pt"/>
    </style:style>
    <style:style style:name="P21" style:family="paragraph" style:parent-style-name="Standard" style:list-style-name="L3">
      <style:paragraph-properties style:line-height-at-least="0.503cm"/>
      <style:text-properties fo:color="#000000" style:font-name="Droid Sans Mono" fo:font-size="10pt" fo:font-weight="normal" officeooo:paragraph-rsid="0040b674" fo:background-color="transparent" style:font-size-asian="10pt" style:font-size-complex="10pt"/>
    </style:style>
    <style:style style:name="P22" style:family="paragraph" style:parent-style-name="Standard">
      <style:paragraph-properties style:line-height-at-least="0.503cm"/>
      <style:text-properties fo:color="#000000" style:font-name="Droid Sans Mono" fo:font-size="10pt" fo:font-weight="normal" officeooo:paragraph-rsid="0048f945" fo:background-color="transparent" style:font-size-asian="10pt" style:font-size-complex="10pt"/>
    </style:style>
    <style:style style:name="P23" style:family="paragraph" style:parent-style-name="Standard" style:list-style-name="L4">
      <style:paragraph-properties style:line-height-at-least="0.503cm"/>
      <style:text-properties fo:color="#000000" style:font-name="Droid Sans Mono" fo:font-size="10pt" fo:font-weight="normal" officeooo:paragraph-rsid="0048f945" fo:background-color="transparent" style:font-size-asian="10pt" style:font-size-complex="10pt"/>
    </style:style>
    <style:style style:name="P24" style:family="paragraph" style:parent-style-name="Standard" style:list-style-name="L4">
      <style:paragraph-properties style:line-height-at-least="0.503cm"/>
      <style:text-properties fo:color="#000000" style:font-name="Droid Sans Mono" fo:font-size="10pt" fo:font-weight="normal" officeooo:paragraph-rsid="0055a44d" fo:background-color="transparent" style:font-size-asian="10pt" style:font-size-complex="10pt"/>
    </style:style>
    <style:style style:name="P25" style:family="paragraph" style:parent-style-name="Standard" style:list-style-name="L5">
      <style:paragraph-properties style:line-height-at-least="0.503cm"/>
      <style:text-properties fo:color="#000000" style:font-name="Droid Sans Mono" fo:font-size="10pt" fo:font-weight="normal" officeooo:paragraph-rsid="0048f945" fo:background-color="transparent" style:font-size-asian="10pt" style:font-size-complex="10pt"/>
    </style:style>
    <style:style style:name="P26" style:family="paragraph" style:parent-style-name="Standard" style:list-style-name="L5">
      <style:paragraph-properties style:line-height-at-least="0.503cm"/>
      <style:text-properties fo:color="#000000" style:font-name="Droid Sans Mono" fo:font-size="10pt" fo:font-weight="normal" officeooo:paragraph-rsid="004ab578" fo:background-color="transparent" style:font-size-asian="10pt" style:font-size-complex="10pt"/>
    </style:style>
    <style:style style:name="P27" style:family="paragraph" style:parent-style-name="Standard">
      <style:paragraph-properties style:line-height-at-least="0.503cm"/>
      <style:text-properties fo:color="#000000" style:font-name="Droid Sans Mono" fo:font-size="10pt" fo:font-weight="normal" officeooo:paragraph-rsid="004f9fa5" fo:background-color="transparent" style:font-size-asian="10pt" style:font-size-complex="10pt"/>
    </style:style>
    <style:style style:name="P28" style:family="paragraph" style:parent-style-name="Standard" style:list-style-name="L1">
      <style:paragraph-properties style:line-height-at-least="0.503cm"/>
      <style:text-properties fo:color="#000000" style:font-name="Droid Sans Mono" fo:font-size="10pt" fo:font-weight="normal" officeooo:paragraph-rsid="0050abf0" fo:background-color="transparent" style:font-size-asian="10pt" style:font-size-complex="10pt"/>
    </style:style>
    <style:style style:name="P29" style:family="paragraph" style:parent-style-name="Standard" style:list-style-name="L1">
      <style:paragraph-properties style:line-height-at-least="0.503cm"/>
      <style:text-properties fo:color="#000000" style:font-name="Droid Sans Mono" fo:font-size="10pt" fo:font-weight="normal" officeooo:paragraph-rsid="0055a44d" fo:background-color="transparent" style:font-size-asian="10pt" style:font-size-complex="10pt"/>
    </style:style>
    <style:style style:name="P30" style:family="paragraph" style:parent-style-name="Standard">
      <style:paragraph-properties style:line-height-at-least="0.503cm"/>
      <style:text-properties fo:color="#000000" style:font-name="Droid Sans Mono" fo:font-size="10pt" fo:font-weight="normal" officeooo:paragraph-rsid="0050abf0" fo:background-color="transparent" style:font-size-asian="10pt" style:font-size-complex="10pt"/>
    </style:style>
    <style:style style:name="P31" style:family="paragraph" style:parent-style-name="Standard">
      <style:paragraph-properties style:line-height-at-least="0.503cm"/>
      <style:text-properties fo:color="#000000" style:font-name="Droid Sans Mono" fo:font-size="10pt" fo:font-weight="normal" officeooo:paragraph-rsid="0053f6ed" fo:background-color="transparent" style:font-size-asian="10pt" style:font-size-complex="10pt"/>
    </style:style>
    <style:style style:name="P32" style:family="paragraph" style:parent-style-name="Standard" style:list-style-name="L8">
      <style:paragraph-properties style:line-height-at-least="0.503cm"/>
      <style:text-properties fo:color="#000000" style:font-name="Droid Sans Mono" fo:font-size="10pt" fo:font-weight="normal" officeooo:paragraph-rsid="0055a44d" fo:background-color="transparent" style:font-size-asian="10pt" style:font-size-complex="10pt"/>
    </style:style>
    <style:style style:name="P33" style:family="paragraph" style:parent-style-name="Standard" style:list-style-name="L1">
      <style:paragraph-properties style:line-height-at-least="0.503cm"/>
      <style:text-properties fo:color="#000000" style:font-name="Droid Sans Mono" fo:font-size="10pt" fo:font-weight="normal" officeooo:rsid="00391138" officeooo:paragraph-rsid="0050abf0" fo:background-color="transparent" style:font-size-asian="10pt" style:font-size-complex="10pt"/>
    </style:style>
    <style:style style:name="P34" style:family="paragraph" style:parent-style-name="Standard" style:list-style-name="L1">
      <style:paragraph-properties style:line-height-at-least="0.503cm"/>
      <style:text-properties fo:color="#000000" style:font-name="Droid Sans Mono" fo:font-size="10pt" fo:font-weight="normal" officeooo:rsid="00391138" officeooo:paragraph-rsid="0055a44d" fo:background-color="transparent" style:font-size-asian="10pt" style:font-size-complex="10pt"/>
    </style:style>
    <style:style style:name="P35" style:family="paragraph" style:parent-style-name="Standard" style:list-style-name="L2">
      <style:paragraph-properties style:line-height-at-least="0.503cm"/>
      <style:text-properties fo:color="#000000" style:font-name="Droid Sans Mono" fo:font-size="10pt" fo:font-weight="normal" officeooo:rsid="00391138" officeooo:paragraph-rsid="00524a6f" fo:background-color="transparent" style:font-size-asian="10pt" style:font-size-complex="10pt"/>
    </style:style>
    <style:style style:name="P36" style:family="paragraph" style:parent-style-name="Standard" style:list-style-name="L4">
      <style:paragraph-properties style:line-height-at-least="0.503cm"/>
      <style:text-properties fo:color="#000000" style:font-name="Droid Sans Mono" fo:font-size="10pt" fo:font-weight="normal" officeooo:rsid="00391138" officeooo:paragraph-rsid="0048f945" fo:background-color="transparent" style:font-size-asian="10pt" style:font-size-complex="10pt"/>
    </style:style>
    <style:style style:name="P37" style:family="paragraph" style:parent-style-name="Standard" style:list-style-name="L4">
      <style:paragraph-properties style:line-height-at-least="0.503cm"/>
      <style:text-properties fo:color="#000000" style:font-name="Droid Sans Mono" fo:font-size="10pt" fo:font-weight="normal" officeooo:rsid="00391138" officeooo:paragraph-rsid="0055a44d" fo:background-color="transparent" style:font-size-asian="10pt" style:font-size-complex="10pt"/>
    </style:style>
    <style:style style:name="P38" style:family="paragraph" style:parent-style-name="Standard" style:list-style-name="L6">
      <style:paragraph-properties style:line-height-at-least="0.503cm"/>
      <style:text-properties fo:color="#000000" style:font-name="Droid Sans Mono" fo:font-size="10pt" fo:font-weight="normal" officeooo:rsid="00391138" officeooo:paragraph-rsid="0050abf0" fo:background-color="transparent" style:font-size-asian="10pt" style:font-size-complex="10pt"/>
    </style:style>
    <style:style style:name="P39" style:family="paragraph" style:parent-style-name="Standard">
      <style:paragraph-properties style:line-height-at-least="0.503cm"/>
      <style:text-properties fo:color="#000000" style:font-name="Droid Sans Mono" fo:font-size="10pt" fo:font-weight="normal" officeooo:rsid="00391138" officeooo:paragraph-rsid="0040b674" fo:background-color="transparent" style:font-size-asian="10pt" style:font-size-complex="10pt"/>
    </style:style>
    <style:style style:name="P40" style:family="paragraph" style:parent-style-name="Standard" style:list-style-name="L7">
      <style:paragraph-properties style:line-height-at-least="0.503cm"/>
      <style:text-properties fo:color="#000000" style:font-name="Droid Sans Mono" fo:font-size="10pt" fo:font-weight="normal" officeooo:rsid="00391138" officeooo:paragraph-rsid="00524a6f" fo:background-color="transparent" style:font-size-asian="10pt" style:font-size-complex="10pt"/>
    </style:style>
    <style:style style:name="P41" style:family="paragraph" style:parent-style-name="Standard">
      <style:paragraph-properties style:line-height-at-least="0.503cm"/>
      <style:text-properties fo:color="#000000" style:font-name="Droid Sans Mono" fo:font-size="10pt" fo:font-weight="normal" officeooo:rsid="00391138" officeooo:paragraph-rsid="0048f945" fo:background-color="transparent" style:font-size-asian="10pt" style:font-size-complex="10pt"/>
    </style:style>
    <style:style style:name="P42" style:family="paragraph" style:parent-style-name="Standard" style:list-style-name="L8">
      <style:paragraph-properties style:line-height-at-least="0.503cm"/>
      <style:text-properties fo:color="#000000" style:font-name="Droid Sans Mono" fo:font-size="10pt" fo:font-weight="normal" officeooo:rsid="00391138" officeooo:paragraph-rsid="0055a44d" fo:background-color="transparent" style:font-size-asian="10pt" style:font-size-complex="10pt"/>
    </style:style>
    <style:style style:name="P43" style:family="paragraph" style:parent-style-name="Standard">
      <style:paragraph-properties style:line-height-at-least="0.503cm"/>
      <style:text-properties fo:color="#000000" style:font-name="Droid Sans Mono" fo:font-size="10pt" fo:font-weight="normal" officeooo:rsid="00391138" officeooo:paragraph-rsid="0055a44d" fo:background-color="transparent" style:font-size-asian="10pt" style:font-size-complex="10pt"/>
    </style:style>
    <style:style style:name="P44" style:family="paragraph" style:parent-style-name="Standard" style:list-style-name="L2">
      <style:paragraph-properties style:line-height-at-least="0.503cm"/>
      <style:text-properties fo:color="#000000" style:font-name="Droid Sans Mono" fo:font-size="10pt" fo:font-weight="normal" officeooo:rsid="003c0263" officeooo:paragraph-rsid="0040b674" fo:background-color="transparent" style:font-size-asian="10pt" style:font-size-complex="10pt"/>
    </style:style>
    <style:style style:name="P45" style:family="paragraph" style:parent-style-name="Standard" style:list-style-name="L4">
      <style:paragraph-properties style:line-height-at-least="0.503cm"/>
      <style:text-properties fo:color="#000000" style:font-name="Droid Sans Mono" fo:font-size="10pt" fo:font-weight="normal" officeooo:rsid="003c0263" officeooo:paragraph-rsid="0048f945" fo:background-color="transparent" style:font-size-asian="10pt" style:font-size-complex="10pt"/>
    </style:style>
    <style:style style:name="P46" style:family="paragraph" style:parent-style-name="Standard" style:list-style-name="L3">
      <style:paragraph-properties style:line-height-at-least="0.503cm"/>
      <style:text-properties fo:color="#000000" style:font-name="Droid Sans Mono" fo:font-size="10pt" fo:font-weight="normal" officeooo:rsid="00171658" officeooo:paragraph-rsid="0040b674" fo:background-color="transparent" style:font-size-asian="10pt" style:font-size-complex="10pt"/>
    </style:style>
    <style:style style:name="P47" style:family="paragraph" style:parent-style-name="Standard" style:list-style-name="L5">
      <style:paragraph-properties style:line-height-at-least="0.503cm"/>
      <style:text-properties fo:color="#000000" style:font-name="Droid Sans Mono" fo:font-size="10pt" fo:font-weight="normal" officeooo:rsid="00171658" officeooo:paragraph-rsid="00493523" fo:background-color="transparent" style:font-size-asian="10pt" style:font-size-complex="10pt"/>
    </style:style>
    <style:style style:name="P48" style:family="paragraph" style:parent-style-name="Standard" style:list-style-name="L5">
      <style:paragraph-properties style:line-height-at-least="0.503cm"/>
      <style:text-properties fo:color="#000000" style:font-name="Droid Sans Mono" fo:font-size="10pt" fo:font-weight="normal" officeooo:rsid="00171658" officeooo:paragraph-rsid="0048f945" fo:background-color="transparent" style:font-size-asian="10pt" style:font-size-complex="10pt"/>
    </style:style>
    <style:style style:name="P49" style:family="paragraph" style:parent-style-name="Standard" style:list-style-name="L3">
      <style:paragraph-properties style:line-height-at-least="0.503cm"/>
      <style:text-properties fo:color="#000000" style:font-name="Droid Sans Mono" fo:font-size="10pt" fo:font-weight="normal" officeooo:rsid="00188ddd" officeooo:paragraph-rsid="0040b674" fo:background-color="transparent" style:font-size-asian="10pt" style:font-size-complex="10pt"/>
    </style:style>
    <style:style style:name="P50" style:family="paragraph" style:parent-style-name="Standard" style:list-style-name="L5">
      <style:paragraph-properties style:line-height-at-least="0.503cm"/>
      <style:text-properties fo:color="#000000" style:font-name="Droid Sans Mono" fo:font-size="10pt" fo:font-weight="normal" officeooo:rsid="00188ddd" officeooo:paragraph-rsid="0048f945" fo:background-color="transparent" style:font-size-asian="10pt" style:font-size-complex="10pt"/>
    </style:style>
    <style:style style:name="P51" style:family="paragraph" style:parent-style-name="Standard" style:list-style-name="L3">
      <style:paragraph-properties style:line-height-at-least="0.503cm"/>
      <style:text-properties fo:color="#000000" style:font-name="Droid Sans Mono" fo:font-size="10pt" fo:font-weight="normal" officeooo:paragraph-rsid="0048f945" fo:background-color="transparent"/>
    </style:style>
    <style:style style:name="P52" style:family="paragraph" style:parent-style-name="Standard" style:list-style-name="L3">
      <style:paragraph-properties style:line-height-at-least="0.503cm"/>
      <style:text-properties fo:color="#000000" style:font-name="Droid Sans Mono" fo:font-size="10pt" fo:font-weight="normal" officeooo:paragraph-rsid="0040b674" fo:background-color="transparent"/>
    </style:style>
    <style:style style:name="P53" style:family="paragraph" style:parent-style-name="Standard" style:list-style-name="L5">
      <style:paragraph-properties style:line-height-at-least="0.503cm"/>
      <style:text-properties fo:color="#000000" style:font-name="Droid Sans Mono" fo:font-size="10pt" fo:font-weight="normal" officeooo:paragraph-rsid="0048f945" fo:background-color="transparent"/>
    </style:style>
    <style:style style:name="P54" style:family="paragraph" style:parent-style-name="Standard" style:list-style-name="L3">
      <style:paragraph-properties style:line-height-at-least="0.503cm"/>
      <style:text-properties fo:color="#000000" style:font-name="Droid Sans Mono" fo:font-size="10pt" fo:font-weight="normal" officeooo:rsid="003db52a" officeooo:paragraph-rsid="004bffdf" fo:background-color="transparent"/>
    </style:style>
    <style:style style:name="P55" style:family="paragraph" style:parent-style-name="Standard" style:list-style-name="L5">
      <style:paragraph-properties style:line-height-at-least="0.503cm"/>
      <style:text-properties fo:color="#000000" style:font-name="Droid Sans Mono" fo:font-size="10pt" fo:font-weight="normal" officeooo:rsid="003db52a" officeooo:paragraph-rsid="004bffdf" fo:background-color="transparent"/>
    </style:style>
    <style:style style:name="P56" style:family="paragraph" style:parent-style-name="Standard" style:list-style-name="L1">
      <style:paragraph-properties style:line-height-at-least="0.503cm"/>
      <style:text-properties officeooo:paragraph-rsid="0040b674"/>
    </style:style>
    <style:style style:name="P57" style:family="paragraph" style:parent-style-name="Standard" style:list-style-name="L1">
      <style:paragraph-properties style:line-height-at-least="0.503cm"/>
      <style:text-properties officeooo:paragraph-rsid="0048f945"/>
    </style:style>
    <style:style style:name="P58" style:family="paragraph" style:parent-style-name="Standard" style:list-style-name="L1">
      <style:paragraph-properties style:line-height-at-least="0.503cm"/>
      <style:text-properties officeooo:paragraph-rsid="0050abf0"/>
    </style:style>
    <style:style style:name="P59" style:family="paragraph" style:parent-style-name="Standard" style:list-style-name="L1">
      <style:paragraph-properties style:line-height-at-least="0.503cm"/>
      <style:text-properties officeooo:paragraph-rsid="0055a44d"/>
    </style:style>
    <style:style style:name="P60" style:family="paragraph" style:parent-style-name="Standard" style:list-style-name="L2">
      <style:paragraph-properties style:line-height-at-least="0.503cm"/>
      <style:text-properties officeooo:paragraph-rsid="0040b674"/>
    </style:style>
    <style:style style:name="P61" style:family="paragraph" style:parent-style-name="Standard" style:list-style-name="L2">
      <style:paragraph-properties style:line-height-at-least="0.503cm"/>
      <style:text-properties officeooo:paragraph-rsid="00524a6f"/>
    </style:style>
    <style:style style:name="P62" style:family="paragraph" style:parent-style-name="Standard" style:list-style-name="L2">
      <style:paragraph-properties style:line-height-at-least="0.503cm"/>
      <style:text-properties officeooo:paragraph-rsid="0058c468"/>
    </style:style>
    <style:style style:name="P63" style:family="paragraph" style:parent-style-name="Standard" style:list-style-name="L4">
      <style:paragraph-properties style:line-height-at-least="0.503cm"/>
      <style:text-properties officeooo:paragraph-rsid="0048f945"/>
    </style:style>
    <style:style style:name="P64" style:family="paragraph" style:parent-style-name="Standard" style:list-style-name="L4">
      <style:paragraph-properties style:line-height-at-least="0.503cm"/>
      <style:text-properties officeooo:paragraph-rsid="0055a44d"/>
    </style:style>
    <style:style style:name="P65" style:family="paragraph" style:parent-style-name="Standard">
      <style:paragraph-properties style:line-height-at-least="0.503cm"/>
      <style:text-properties officeooo:paragraph-rsid="0040b674"/>
    </style:style>
    <style:style style:name="P66" style:family="paragraph" style:parent-style-name="Standard">
      <style:paragraph-properties style:line-height-at-least="0.503cm"/>
      <style:text-properties officeooo:paragraph-rsid="0050abf0"/>
    </style:style>
    <style:style style:name="P67" style:family="paragraph" style:parent-style-name="Standard" style:list-style-name="L6">
      <style:paragraph-properties style:line-height-at-least="0.503cm"/>
      <style:text-properties officeooo:paragraph-rsid="0050abf0"/>
    </style:style>
    <style:style style:name="P68" style:family="paragraph" style:parent-style-name="Standard" style:list-style-name="L7">
      <style:paragraph-properties style:line-height-at-least="0.503cm"/>
      <style:text-properties officeooo:paragraph-rsid="00524a6f"/>
    </style:style>
    <style:style style:name="P69" style:family="paragraph" style:parent-style-name="Standard">
      <style:paragraph-properties style:line-height-at-least="0.503cm"/>
      <style:text-properties officeooo:paragraph-rsid="0055a44d"/>
    </style:style>
    <style:style style:name="P70" style:family="paragraph" style:parent-style-name="Standard" style:list-style-name="L8">
      <style:paragraph-properties style:line-height-at-least="0.503cm"/>
      <style:text-properties officeooo:paragraph-rsid="0055a44d"/>
    </style:style>
    <style:style style:name="P71" style:family="paragraph" style:parent-style-name="Standard" style:list-style-name="L1">
      <style:paragraph-properties style:line-height-at-least="0.503cm"/>
      <style:text-properties fo:font-size="10pt" officeooo:rsid="000d9cc9" officeooo:paragraph-rsid="0040b674" style:font-size-asian="10pt" style:font-size-complex="10pt"/>
    </style:style>
    <style:style style:name="P72" style:family="paragraph" style:parent-style-name="Standard" style:list-style-name="L1">
      <style:paragraph-properties style:line-height-at-least="0.503cm"/>
      <style:text-properties fo:font-size="10pt" officeooo:rsid="000d9cc9" officeooo:paragraph-rsid="0048f945" style:font-size-asian="10pt" style:font-size-complex="10pt"/>
    </style:style>
    <style:style style:name="P73" style:family="paragraph" style:parent-style-name="Standard" style:list-style-name="L2">
      <style:paragraph-properties style:line-height-at-least="0.503cm"/>
      <style:text-properties fo:color="#ffffff" style:font-name="Droid Sans Mono" fo:font-size="10pt" fo:font-weight="normal" officeooo:paragraph-rsid="0040b674" fo:background-color="transparent" style:font-size-asian="10pt" style:font-size-complex="10pt"/>
    </style:style>
    <style:style style:name="T1" style:family="text">
      <style:text-properties officeooo:rsid="001128c6"/>
    </style:style>
    <style:style style:name="T2" style:family="text">
      <style:text-properties officeooo:rsid="0012a0fe"/>
    </style:style>
    <style:style style:name="T3" style:family="text">
      <style:text-properties officeooo:rsid="00171658"/>
    </style:style>
    <style:style style:name="T4" style:family="text">
      <style:text-properties fo:color="#000000" style:font-name="Droid Sans Mono" fo:font-size="10pt" fo:font-weight="normal" fo:background-color="transparent" loext:char-shading-value="0" style:font-size-asian="10pt" style:font-size-complex="10pt"/>
    </style:style>
    <style:style style:name="T5" style:family="text">
      <style:text-properties fo:color="#000000" style:font-name="Droid Sans Mono" fo:font-size="10pt" fo:font-weight="normal" officeooo:rsid="001128c6" fo:background-color="transparent" loext:char-shading-value="0" style:font-size-asian="10pt" style:font-size-complex="10pt"/>
    </style:style>
    <style:style style:name="T6" style:family="text">
      <style:text-properties fo:color="#000000" style:font-name="Droid Sans Mono" fo:font-size="10pt" fo:font-weight="normal" officeooo:rsid="003284a0" fo:background-color="transparent" loext:char-shading-value="0" style:font-size-asian="10pt" style:font-size-complex="10pt"/>
    </style:style>
    <style:style style:name="T7" style:family="text">
      <style:text-properties fo:color="#000000" style:font-name="Droid Sans Mono" fo:font-size="10pt" fo:font-weight="normal" officeooo:rsid="00391138" fo:background-color="transparent" loext:char-shading-value="0" style:font-size-asian="10pt" style:font-size-complex="10pt"/>
    </style:style>
    <style:style style:name="T8" style:family="text">
      <style:text-properties fo:color="#000000" style:font-name="Droid Sans Mono" fo:font-size="10pt" fo:font-weight="normal" officeooo:rsid="003a4b2e" fo:background-color="transparent" loext:char-shading-value="0" style:font-size-asian="10pt" style:font-size-complex="10pt"/>
    </style:style>
    <style:style style:name="T9" style:family="text">
      <style:text-properties fo:color="#000000" style:font-name="Droid Sans Mono" fo:font-size="10pt" fo:font-weight="normal" officeooo:rsid="003c0263" fo:background-color="transparent" loext:char-shading-value="0" style:font-size-asian="10pt" style:font-size-complex="10pt"/>
    </style:style>
    <style:style style:name="T10" style:family="text">
      <style:text-properties fo:color="#000000" style:font-name="Droid Sans Mono" fo:font-size="10pt" fo:font-weight="normal" officeooo:rsid="0040b674" fo:background-color="transparent" loext:char-shading-value="0" style:font-size-asian="10pt" style:font-size-complex="10pt"/>
    </style:style>
    <style:style style:name="T11" style:family="text">
      <style:text-properties fo:color="#000000" style:font-name="Droid Sans Mono" fo:font-size="10pt" fo:font-weight="normal" officeooo:rsid="0050abf0" fo:background-color="transparent" loext:char-shading-value="0" style:font-size-asian="10pt" style:font-size-complex="10pt"/>
    </style:style>
    <style:style style:name="T12" style:family="text">
      <style:text-properties fo:color="#000000" style:font-name="Droid Sans Mono" fo:font-size="10pt" fo:font-weight="normal" officeooo:rsid="00524a6f" fo:background-color="transparent" loext:char-shading-value="0" style:font-size-asian="10pt" style:font-size-complex="10pt"/>
    </style:style>
    <style:style style:name="T13" style:family="text">
      <style:text-properties fo:color="#000000" style:font-name="Droid Sans Mono" fo:font-size="10pt" fo:font-weight="normal" officeooo:rsid="0055a44d" fo:background-color="transparent" loext:char-shading-value="0" style:font-size-asian="10pt" style:font-size-complex="10pt"/>
    </style:style>
    <style:style style:name="T14" style:family="text">
      <style:text-properties fo:color="#000000" style:font-name="Droid Sans Mono" fo:font-size="10pt" fo:font-weight="normal" officeooo:rsid="0058c468" fo:background-color="transparent" loext:char-shading-value="0" style:font-size-asian="10pt" style:font-size-complex="10pt"/>
    </style:style>
    <style:style style:name="T15" style:family="text">
      <style:text-properties officeooo:rsid="001a2f2d"/>
    </style:style>
    <style:style style:name="T16" style:family="text">
      <style:text-properties style:font-size-asian="10pt" style:font-size-complex="10pt"/>
    </style:style>
    <style:style style:name="T17" style:family="text">
      <style:text-properties officeooo:rsid="001dd44d" style:font-size-asian="10pt" style:font-size-complex="10pt"/>
    </style:style>
    <style:style style:name="T18" style:family="text">
      <style:text-properties officeooo:rsid="0031491b" style:font-size-asian="10pt" style:font-size-complex="10pt"/>
    </style:style>
    <style:style style:name="T19" style:family="text">
      <style:text-properties officeooo:rsid="003447c0" style:font-size-asian="10pt" style:font-size-complex="10pt"/>
    </style:style>
    <style:style style:name="T20" style:family="text">
      <style:text-properties officeooo:rsid="00188ddd" style:font-size-asian="10pt" style:font-size-complex="10pt"/>
    </style:style>
    <style:style style:name="T21" style:family="text">
      <style:text-properties officeooo:rsid="003f019b" style:font-size-asian="10pt" style:font-size-complex="10pt"/>
    </style:style>
    <style:style style:name="T22" style:family="text">
      <style:text-properties officeooo:rsid="00171658" style:font-size-asian="10pt" style:font-size-complex="10pt"/>
    </style:style>
    <style:style style:name="T23" style:family="text">
      <style:text-properties officeooo:rsid="00426ed5" style:font-size-asian="10pt" style:font-size-complex="10pt"/>
    </style:style>
    <style:style style:name="T24" style:family="text">
      <style:text-properties officeooo:rsid="004779bd" style:font-size-asian="10pt" style:font-size-complex="10pt"/>
    </style:style>
    <style:style style:name="T25" style:family="text">
      <style:text-properties officeooo:rsid="003db52a" style:font-size-asian="10pt" style:font-size-complex="10pt"/>
    </style:style>
    <style:style style:name="T26" style:family="text">
      <style:text-properties officeooo:rsid="001c7b5c"/>
    </style:style>
    <style:style style:name="T27" style:family="text">
      <style:text-properties officeooo:rsid="001dd44d"/>
    </style:style>
    <style:style style:name="T28" style:family="text">
      <style:text-properties officeooo:rsid="0023b2b4"/>
    </style:style>
    <style:style style:name="T29" style:family="text">
      <style:text-properties officeooo:rsid="00262b12"/>
    </style:style>
    <style:style style:name="T30" style:family="text">
      <style:text-properties officeooo:rsid="002acb1b"/>
    </style:style>
    <style:style style:name="T31" style:family="text">
      <style:text-properties officeooo:rsid="002fb846"/>
    </style:style>
    <style:style style:name="T32" style:family="text">
      <style:text-properties officeooo:rsid="003a4b2e"/>
    </style:style>
    <style:style style:name="T33" style:family="text">
      <style:text-properties officeooo:rsid="003db52a"/>
    </style:style>
    <style:style style:name="T34" style:family="text">
      <style:text-properties officeooo:rsid="0040b674"/>
    </style:style>
    <style:style style:name="T35" style:family="text">
      <style:text-properties officeooo:rsid="0043ad8a"/>
    </style:style>
    <style:style style:name="T36" style:family="text">
      <style:text-properties fo:background-color="#ffffff" loext:char-shading-value="0"/>
    </style:style>
    <style:style style:name="T37" style:family="text">
      <style:text-properties fo:background-color="#ffffff" loext:char-shading-value="0" style:font-size-asian="10pt" style:font-size-complex="10pt"/>
    </style:style>
    <style:style style:name="T38" style:family="text">
      <style:text-properties officeooo:rsid="00171658" fo:background-color="#ffffff" loext:char-shading-value="0" style:font-size-asian="10pt" style:font-size-complex="10pt"/>
    </style:style>
    <style:style style:name="T39" style:family="text">
      <style:text-properties officeooo:rsid="00493523" fo:background-color="#ffffff" loext:char-shading-value="0" style:font-size-asian="10pt" style:font-size-complex="10pt"/>
    </style:style>
    <style:style style:name="T40" style:family="text">
      <style:text-properties officeooo:rsid="00493523" fo:background-color="#ffffff" loext:char-shading-value="0"/>
    </style:style>
    <style:style style:name="T41" style:family="text">
      <style:text-properties officeooo:rsid="00493523"/>
    </style:style>
    <style:style style:name="T42" style:family="text">
      <style:text-properties officeooo:rsid="004f9fa5"/>
    </style:style>
    <style:style style:name="T43" style:family="text">
      <style:text-properties officeooo:rsid="0050abf0"/>
    </style:style>
    <style:style style:name="T44" style:family="text">
      <style:text-properties officeooo:rsid="00391138"/>
    </style:style>
    <style:style style:name="T45" style:family="text">
      <style:text-properties officeooo:rsid="00524a6f"/>
    </style:style>
    <style:style style:name="T46" style:family="text">
      <style:text-properties officeooo:rsid="0053f6ed"/>
    </style:style>
    <style:style style:name="T47" style:family="text">
      <style:text-properties officeooo:rsid="0055a44d"/>
    </style:style>
    <style:style style:name="T48" style:family="text">
      <style:text-properties officeooo:rsid="005777a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TPAS <text:span text:style-name="T30">Normal</text:span></text:p>
      <text:p text:style-name="P13"/>
      <text:p text:style-name="P1">crearTpsa<text:span text:style-name="T33">Normal</text:span> : crea la tpa de la tpse elegida <text:span text:style-name="T33">(clasetpa=normal)</text:span></text:p>
      <text:p text:style-name="P3"><text:s/></text:p>
      <text:p text:style-name="P3"><text:s/></text:p>
      <text:p text:style-name="P3">PARAMETROS (post)</text:p>
      <text:p text:style-name="P3"><text:s/>array datos: edificio, planta, zona, nemocomando, f<text:span text:style-name="T1">2</text:span>tps, f3tps, nemotps,</text:p>
      <text:p text:style-name="P3"><text:tab/><text:tab/> <text:s text:c="2"/>nemotpa, tipotpa, descripciontpa, tpreferencia,</text:p>
      <text:p text:style-name="P3"><text:tab/><text:tab/> <text:s text:c="2"/>tipocondición, condición<text:span text:style-name="T32">[]</text:span>, <text:span text:style-name="T32">valor[], </text:span>modo, valorrango, sistema</text:p>
      <text:p text:style-name="P3"/>
      <text:p text:style-name="P3"><text:s/>array tcf: codigoestacion<text:span text:style-name="T2">[]</text:span>, nemoestacion<text:span text:style-name="T2">[]</text:span>, tipollamada<text:span text:style-name="T2">[]</text:span>, telefono<text:span text:style-name="T2">[]</text:span>, texto<text:span text:style-name="T15">[]</text:span>, <text:tab/><text:tab/> <text:tab/><text:tab/>correo<text:span text:style-name="T2">[]</text:span>, asunto<text:span text:style-name="T2">[]</text:span>, adjunto<text:span text:style-name="T2">[]</text:span></text:p>
      <text:p text:style-name="P3"><text:s/></text:p>
      <text:p text:style-name="P11"><text:span text:style-name="T5"><text:s/>valores para </text:span><text:span text:style-name="T4">tipocondición:debe contener, el numero equivalente al tipocondición</text:span></text:p>
      <text:p text:style-name="P3"><text:s/>0 -&gt; lógicas <text:span text:style-name="T42">simple</text:span></text:p>
      <text:p text:style-name="P27"><text:s/><text:span text:style-name="T42">1</text:span> -&gt; lógicas <text:span text:style-name="T42">compuesta</text:span></text:p>
      <text:p text:style-name="P27"><text:s/><text:span text:style-name="T42">2</text:span> -&gt; lógicas <text:span text:style-name="T42">simple </text:span>con calendario</text:p>
      <text:p text:style-name="P27"><text:s/><text:span text:style-name="T42">3</text:span> -&gt; lógicas <text:span text:style-name="T42">compuesta </text:span>con calendario</text:p>
      <text:p text:style-name="P3"><text:s/><text:span text:style-name="T42">4</text:span> -&gt; lógicas <text:span text:style-name="T42">simple </text:span>con tiempo</text:p>
      <text:p text:style-name="P27"><text:span text:style-name="T42"><text:s/>5</text:span> -&gt; lógicas <text:span text:style-name="T42">compuesta </text:span>con tiempo</text:p>
      <text:p text:style-name="P3"><text:s/><text:span text:style-name="T42">6</text:span> -&gt; lógicas <text:span text:style-name="T42">simple </text:span>con anotación</text:p>
      <text:p text:style-name="P27"><text:s/><text:span text:style-name="T42">7</text:span> -&gt; lógicas <text:span text:style-name="T42">compuesta </text:span>con anotación</text:p>
      <text:p text:style-name="P3"><text:s/><text:span text:style-name="T42">8</text:span> -&gt; calendario</text:p>
      <text:p text:style-name="P3"><text:s/><text:span text:style-name="T42">9</text:span> -&gt; temporizador</text:p>
      <text:p text:style-name="P3"/>
      <text:p text:style-name="P11"><text:span text:style-name="T6"><text:s text:c="3"/>0. </text:span><text:span text:style-name="T4">lógicas </text:span><text:span text:style-name="T11">simple</text:span></text:p>
      <text:p text:style-name="P11"><text:span text:style-name="T4"><text:tab/></text:span><text:span text:style-name="T5">valores para </text:span><text:span text:style-name="T4">condición: </text:span></text:p>
      <text:list xml:id="list541799358173152283" text:style-name="L1">
        <text:list-header>
          <text:p text:style-name="P56"><text:span text:style-name="T7">condición[0]: &gt;</text:span><text:span text:style-name="T4">, </text:span><text:span text:style-name="T7">&lt;</text:span><text:span text:style-name="T4">, </text:span><text:span text:style-name="T7">==</text:span><text:span text:style-name="T4">, !</text:span><text:span text:style-name="T7">=</text:span><text:span text:style-name="T4">, </text:span><text:span text:style-name="T7">&gt;=</text:span><text:span text:style-name="T4">,</text:span><text:span text:style-name="T7">&lt;=</text:span></text:p>
        </text:list-header>
      </text:list>
      <text:p text:style-name="P11"><text:tab/></text:p>
      <text:p text:style-name="P11"><text:span text:style-name="T5"><text:tab/>valores para </text:span><text:span text:style-name="T8">valor</text:span><text:span text:style-name="T4">: </text:span></text:p>
      <text:list xml:id="list103520223675133" text:continue-numbering="true" text:style-name="L1">
        <text:list-header>
          <text:p text:style-name="P56"><text:span text:style-name="T8">valor</text:span><text:span text:style-name="T7">[0]: </text:span><text:span text:style-name="T8">valor introducido para condición[0]</text:span></text:p>
        </text:list-header>
      </text:list>
      <text:p text:style-name="P30"/>
      <text:p text:style-name="P66"><text:span text:style-name="T6"><text:s text:c="3"/></text:span><text:span text:style-name="T11">1</text:span><text:span text:style-name="T6">. </text:span><text:span text:style-name="T4">lógicas </text:span><text:span text:style-name="T11">compuesta</text:span></text:p>
      <text:p text:style-name="P66"><text:span text:style-name="T4"><text:tab/></text:span><text:span text:style-name="T5">valores para </text:span><text:span text:style-name="T4">condición: </text:span></text:p>
      <text:list xml:id="list103522093549682" text:continue-numbering="true" text:style-name="L1">
        <text:list-header>
          <text:p text:style-name="P58"><text:span text:style-name="T7">condición[0]: &gt;</text:span><text:span text:style-name="T4">, </text:span><text:span text:style-name="T7">&lt;</text:span><text:span text:style-name="T4">, </text:span><text:span text:style-name="T7">==</text:span><text:span text:style-name="T4">, !</text:span><text:span text:style-name="T7">=</text:span><text:span text:style-name="T4">, </text:span><text:span text:style-name="T7">&gt;=</text:span><text:span text:style-name="T4">,</text:span><text:span text:style-name="T7">&lt;=</text:span></text:p>
          <text:p text:style-name="P33">condición[1]: &amp;&amp;, ||</text:p>
          <text:p text:style-name="P33">condición[2]: &gt;, &lt;, ==, !=, &gt;=,&lt;=</text:p>
        </text:list-header>
      </text:list>
      <text:p text:style-name="P66"><text:tab/></text:p>
      <text:p text:style-name="P66"><text:span text:style-name="T5"><text:tab/>valores para </text:span><text:span text:style-name="T8">valor</text:span><text:span text:style-name="T4">: </text:span></text:p>
      <text:list xml:id="list103521855314688" text:continue-numbering="true" text:style-name="L1">
        <text:list-header>
          <text:p text:style-name="P58"><text:span text:style-name="T8">valor</text:span><text:span text:style-name="T7">[0]: </text:span><text:span text:style-name="T8">valor introducido para condición[0]</text:span></text:p>
          <text:p text:style-name="P58"><text:span text:style-name="T8">valor</text:span><text:span text:style-name="T7">[1]: </text:span><text:span text:style-name="T8">valor introducido para condición[2]</text:span></text:p>
        </text:list-header>
      </text:list>
      <text:list xml:id="list6869503412468853538" text:style-name="L2">
        <text:list-header>
          <text:p text:style-name="P73"/>
        </text:list-header>
        <text:list-item>
          <text:p text:style-name="P73"/>
        </text:list-item>
        <text:list-item>
          <text:p text:style-name="P19">lógicas <text:span text:style-name="T43">simple </text:span>con calendario</text:p>
          <text:p text:style-name="P62"><text:span text:style-name="T5">valores para </text:span><text:span text:style-name="T4">condición: </text:span></text:p>
          <text:list>
            <text:list-header>
              <text:p text:style-name="P62"><text:span text:style-name="T7">condición[0]: &gt;</text:span><text:span text:style-name="T4">, </text:span><text:span text:style-name="T7">&lt;</text:span><text:span text:style-name="T4">, </text:span><text:span text:style-name="T7">==</text:span><text:span text:style-name="T4">, !</text:span><text:span text:style-name="T7">=</text:span><text:span text:style-name="T4">, </text:span><text:span text:style-name="T7">&gt;=</text:span><text:span text:style-name="T4">,</text:span><text:span text:style-name="T7">&lt;=</text:span></text:p>
              <text:p text:style-name="P62"/>
            </text:list-header>
          </text:list>
          <text:p text:style-name="P62"><text:span text:style-name="T5">valores para </text:span><text:span text:style-name="T8">valor</text:span><text:span text:style-name="T4">: </text:span></text:p>
          <text:p text:style-name="P19"><text:span text:style-name="T32">valor[0]: valor introducido para condición[0]</text:span></text:p>
          <text:p text:style-name="P20"><text:span text:style-name="T32">valor[1]: array con los valores del calendario</text:span></text:p>
          <text:p text:style-name="P19"/>
        </text:list-item>
        <text:list-item>
          <text:p text:style-name="P62"><text:soft-page-break/><text:span text:style-name="T4">lógicas </text:span><text:span text:style-name="T14">compuestas </text:span><text:span text:style-name="T4">con calendario</text:span></text:p>
        </text:list-item>
      </text:list>
      <text:list xml:id="list5159738739765962652" text:style-name="L6">
        <text:list-header>
          <text:p text:style-name="P67"><text:span text:style-name="T5">valores para </text:span><text:span text:style-name="T4">condición: </text:span></text:p>
          <text:list>
            <text:list-header>
              <text:p text:style-name="P67"><text:span text:style-name="T7">condición[0]: &gt;</text:span><text:span text:style-name="T4">, </text:span><text:span text:style-name="T7">&lt;</text:span><text:span text:style-name="T4">, </text:span><text:span text:style-name="T7">==</text:span><text:span text:style-name="T4">, !</text:span><text:span text:style-name="T7">=</text:span><text:span text:style-name="T4">, </text:span><text:span text:style-name="T7">&gt;=</text:span><text:span text:style-name="T4">,</text:span><text:span text:style-name="T7">&lt;=</text:span></text:p>
              <text:p text:style-name="P38">condición[1]: &amp;&amp;, ||</text:p>
              <text:p text:style-name="P38">condición[2]: &gt;, &lt;, ==, !=, &gt;=,&lt;=</text:p>
            </text:list-header>
          </text:list>
        </text:list-header>
      </text:list>
      <text:p text:style-name="P66"/>
      <text:p text:style-name="P66"><text:span text:style-name="T5"><text:tab/>valores para </text:span><text:span text:style-name="T8">valor</text:span><text:span text:style-name="T4">: </text:span></text:p>
      <text:list xml:id="list103521682078607" text:continue-list="list103521855314688" text:style-name="L1">
        <text:list-header>
          <text:p text:style-name="P58"><text:span text:style-name="T8">valor</text:span><text:span text:style-name="T7">[0]: </text:span><text:span text:style-name="T8">valor introducido para condición[0]</text:span></text:p>
          <text:p text:style-name="P58"><text:span text:style-name="T8">valor</text:span><text:span text:style-name="T7">[1]: </text:span><text:span text:style-name="T8">valor introducido para condición[2]</text:span></text:p>
          <text:p text:style-name="P58"><text:span text:style-name="T8">valor</text:span><text:span text:style-name="T7">[</text:span><text:span text:style-name="T8">2</text:span><text:span text:style-name="T7">]: </text:span><text:span text:style-name="T8">array con los valores del calendario</text:span></text:p>
          <text:p text:style-name="P28"/>
        </text:list-header>
      </text:list>
      <text:p text:style-name="P3"/>
      <text:list xml:id="list103522056481203" text:continue-list="list6869503412468853538" text:style-name="L2">
        <text:list-item>
          <text:p text:style-name="P17">lógicas <text:span text:style-name="T45">simples</text:span> con tiempo</text:p>
          <text:p text:style-name="P62"><text:span text:style-name="T5">valores para </text:span><text:span text:style-name="T4">condición: </text:span></text:p>
          <text:list>
            <text:list-header>
              <text:p text:style-name="P62"><text:span text:style-name="T7">condición[0]: &gt;</text:span><text:span text:style-name="T4">, </text:span><text:span text:style-name="T7">&lt;</text:span><text:span text:style-name="T4">, </text:span><text:span text:style-name="T7">==</text:span><text:span text:style-name="T4">, !</text:span><text:span text:style-name="T7">=</text:span><text:span text:style-name="T4">, </text:span><text:span text:style-name="T7">&gt;=</text:span><text:span text:style-name="T4">,</text:span><text:span text:style-name="T7">&lt;=</text:span></text:p>
            </text:list-header>
          </text:list>
          <text:p text:style-name="P62"/>
          <text:p text:style-name="P62"><text:span text:style-name="T5">valores para </text:span><text:span text:style-name="T8">valor</text:span><text:span text:style-name="T4">: </text:span></text:p>
          <text:list text:continue-numbering="true">
            <text:list-header>
              <text:p text:style-name="P19"><text:span text:style-name="T32">valor[0]: valor introducido para condición[0]</text:span></text:p>
              <text:p text:style-name="P20"><text:span text:style-name="T32">valor[1]: valor del temporizador</text:span></text:p>
              <text:p text:style-name="P19"/>
            </text:list-header>
          </text:list>
        </text:list-item>
        <text:list-item>
          <text:p text:style-name="P62"><text:span text:style-name="T4">lógicas </text:span><text:span text:style-name="T12">compuesta </text:span><text:span text:style-name="T4">con tiempo</text:span></text:p>
        </text:list-item>
      </text:list>
      <text:list xml:id="list8911362276411781927" text:style-name="L7">
        <text:list-header>
          <text:p text:style-name="P68"><text:span text:style-name="T5">valores para </text:span><text:span text:style-name="T4">condición: </text:span></text:p>
          <text:list>
            <text:list-header>
              <text:p text:style-name="P68"><text:span text:style-name="T7">condición[0]: &gt;</text:span><text:span text:style-name="T4">, </text:span><text:span text:style-name="T7">&lt;</text:span><text:span text:style-name="T4">, </text:span><text:span text:style-name="T7">==</text:span><text:span text:style-name="T4">, !</text:span><text:span text:style-name="T7">=</text:span><text:span text:style-name="T4">, </text:span><text:span text:style-name="T7">&gt;=</text:span><text:span text:style-name="T4">,</text:span><text:span text:style-name="T7">&lt;=</text:span></text:p>
              <text:p text:style-name="P40">condición[1]: &amp;&amp;, ||</text:p>
              <text:p text:style-name="P40">condición[2]: &gt;, &lt;, ==, !=, &gt;=,&lt;=</text:p>
              <text:p text:style-name="P68"/>
            </text:list-header>
          </text:list>
          <text:p text:style-name="P68"><text:span text:style-name="T5">valores para </text:span><text:span text:style-name="T8">valor</text:span><text:span text:style-name="T4">: </text:span></text:p>
          <text:list text:continue-numbering="true">
            <text:list-header>
              <text:p text:style-name="P68"><text:span text:style-name="T8">valor</text:span><text:span text:style-name="T7">[0]: </text:span><text:span text:style-name="T8">valor introducido para condición[0]</text:span></text:p>
              <text:p text:style-name="P68"><text:span text:style-name="T8">valor</text:span><text:span text:style-name="T7">[1]: </text:span><text:span text:style-name="T8">valor introducido para condición[2]</text:span></text:p>
              <text:p text:style-name="P68"><text:span text:style-name="T8">valor</text:span><text:span text:style-name="T7">[</text:span><text:span text:style-name="T8">2</text:span><text:span text:style-name="T7">]: </text:span><text:span text:style-name="T8">valor del temporizador</text:span></text:p>
              <text:p text:style-name="P68"><text:span text:style-name="T8"/></text:p>
            </text:list-header>
          </text:list>
        </text:list-header>
      </text:list>
      <text:list xml:id="list103520692026598" text:continue-list="list103522056481203" text:style-name="L2">
        <text:list-item>
          <text:p text:style-name="P17">lógicas <text:span text:style-name="T45">simple </text:span>con anotación</text:p>
          <text:p text:style-name="P60"><text:span text:style-name="T5">valores para </text:span><text:span text:style-name="T4">condición: </text:span></text:p>
          <text:list>
            <text:list-header>
              <text:p text:style-name="P60"><text:span text:style-name="T7">condición[0]: &gt;</text:span><text:span text:style-name="T4">, </text:span><text:span text:style-name="T7">&lt;</text:span><text:span text:style-name="T4">, </text:span><text:span text:style-name="T7">==</text:span><text:span text:style-name="T4">, !</text:span><text:span text:style-name="T7">=</text:span><text:span text:style-name="T4">, </text:span><text:span text:style-name="T7">&gt;=</text:span><text:span text:style-name="T4">,</text:span><text:span text:style-name="T7">&lt;=</text:span></text:p>
              <text:p text:style-name="P60"/>
            </text:list-header>
          </text:list>
          <text:p text:style-name="P60"><text:span text:style-name="T5">valores para </text:span><text:span text:style-name="T8">valor</text:span><text:span text:style-name="T4">: </text:span></text:p>
          <text:list text:continue-numbering="true">
            <text:list-header>
              <text:p text:style-name="P60"><text:span text:style-name="T8">valor</text:span><text:span text:style-name="T7">[0]: </text:span><text:span text:style-name="T8">valor introducido para condición[0]</text:span></text:p>
              <text:p text:style-name="P60"><text:span text:style-name="T8">valor</text:span><text:span text:style-name="T7">[1]: </text:span><text:span text:style-name="T8">valor</text:span><text:span text:style-name="T9">es de la anotaci</text:span><text:span text:style-name="T12">ó</text:span><text:span text:style-name="T9">n</text:span></text:p>
            </text:list-header>
          </text:list>
        </text:list-item>
      </text:list>
      <text:p text:style-name="P39"/>
      <text:list xml:id="list103521331688361" text:continue-numbering="true" text:style-name="L2">
        <text:list-item>
          <text:p text:style-name="P18">lógicas <text:span text:style-name="T45">compuesta </text:span>con anotación</text:p>
          <text:p text:style-name="P61"><text:span text:style-name="T5">valores para </text:span><text:span text:style-name="T4">condición: </text:span></text:p>
          <text:list>
            <text:list-header>
              <text:p text:style-name="P61"><text:span text:style-name="T7">condición[0]: &gt;</text:span><text:span text:style-name="T4">, </text:span><text:span text:style-name="T7">&lt;</text:span><text:span text:style-name="T4">, </text:span><text:span text:style-name="T7">==</text:span><text:span text:style-name="T4">, !</text:span><text:span text:style-name="T7">=</text:span><text:span text:style-name="T4">, </text:span><text:span text:style-name="T7">&gt;=</text:span><text:span text:style-name="T4">,</text:span><text:span text:style-name="T7">&lt;=</text:span></text:p>
              <text:p text:style-name="P35">condición[1]: &amp;&amp;, ||</text:p>
              <text:p text:style-name="P35">condición[2]: &gt;, &lt;, ==, !=, &gt;=,&lt;=</text:p>
              <text:p text:style-name="P61"/>
            </text:list-header>
          </text:list>
          <text:p text:style-name="P61"><text:span text:style-name="T5">valores para </text:span><text:span text:style-name="T8">valor</text:span><text:span text:style-name="T4">: </text:span></text:p>
          <text:list text:continue-numbering="true">
            <text:list-header>
              <text:p text:style-name="P61"><text:span text:style-name="T8">valor</text:span><text:span text:style-name="T7">[0]: </text:span><text:span text:style-name="T8">valor introducido para condición[0]</text:span></text:p>
              <text:p text:style-name="P61"><text:span text:style-name="T8">valor</text:span><text:span text:style-name="T7">[1]: </text:span><text:span text:style-name="T8">valor introducido para condición[2]</text:span></text:p>
              <text:p text:style-name="P61"><text:span text:style-name="T8">valor</text:span><text:span text:style-name="T7">[</text:span><text:span text:style-name="T8">2</text:span><text:span text:style-name="T7">]: </text:span><text:span text:style-name="T8">valor</text:span><text:span text:style-name="T9">es de la anotaci</text:span><text:span text:style-name="T12">ó</text:span><text:span text:style-name="T9">n</text:span></text:p>
            </text:list-header>
          </text:list>
        </text:list-item>
      </text:list>
      <text:p text:style-name="P39"/>
      <text:p text:style-name="P39"/>
      <text:list xml:id="list103520292956994" text:continue-numbering="true" text:style-name="L2">
        <text:list-item>
          <text:p text:style-name="P17"><text:soft-page-break/>calendario</text:p>
          <text:p text:style-name="P60"><text:span text:style-name="T5">valores para </text:span><text:span text:style-name="T8">valor</text:span><text:span text:style-name="T4">: </text:span></text:p>
          <text:list>
            <text:list-header>
              <text:p text:style-name="P60"><text:span text:style-name="T8">valor</text:span><text:span text:style-name="T7">[0]: </text:span><text:span text:style-name="T9">array con los valores del calendario</text:span></text:p>
              <text:p text:style-name="P44"/>
            </text:list-header>
          </text:list>
        </text:list-item>
        <text:list-item>
          <text:p text:style-name="P17">temporizador</text:p>
          <text:p text:style-name="P60"><text:span text:style-name="T5">valor para </text:span><text:span text:style-name="T4">condición: </text:span></text:p>
          <text:list>
            <text:list-header>
              <text:p text:style-name="P60"><text:span text:style-name="T7">condición[0]: </text:span><text:span text:style-name="T9">temporizador</text:span></text:p>
            </text:list-header>
          </text:list>
          <text:p text:style-name="P60"/>
          <text:p text:style-name="P60"><text:span text:style-name="T5">valores para </text:span><text:span text:style-name="T8">valor</text:span><text:span text:style-name="T4">: </text:span></text:p>
          <text:list text:continue-numbering="true">
            <text:list-header>
              <text:p text:style-name="P60"><text:span text:style-name="T8">valor</text:span><text:span text:style-name="T7">[0]: </text:span><text:span text:style-name="T8">valor</text:span><text:span text:style-name="T9"> del temporizador</text:span></text:p>
            </text:list-header>
          </text:list>
        </text:list-item>
      </text:list>
      <text:p text:style-name="P11"><text:span text:style-name="T4"/></text:p>
      <text:list xml:id="list103521433314160" text:continue-list="list103521682078607" text:style-name="L1">
        <text:list-header>
          <text:p text:style-name="P71"/>
        </text:list-header>
      </text:list>
      <text:p text:style-name="P7">* <text:span text:style-name="T26">los valores contenidos en los arrays datos y arrays tcf que continen [], significa que son arrays.</text:span></text:p>
      <text:p text:style-name="P7"/>
      <text:p text:style-name="P7"/>
      <text:p text:style-name="P7">Funcionalidad:</text:p>
      <text:p text:style-name="P5"/>
      <text:list xml:id="list3347141481123406886" text:style-name="L3">
        <text:list-item>
          <text:list>
            <text:list-item>
              <text:p text:style-name="P21"><text:span text:style-name="T3">Crea caso en la tabla tales en el tcaso “tal” con los valores que le llegan en el array datos, crearCasoTcasoTalTales(). Escribe en los tdatos (</text:span>tipotcaso, f1, f2, f3, f4, f5, f6, f7, f8, f9, f10, nemo, tipotpa, codigotp, tipotp, tipocondición,</text:p>
              <text:p text:style-name="P21">clasetpa, descripcion<text:span text:style-name="T3">)</text:span></text:p>
              <text:p text:style-name="P21">* <text:span text:style-name="T31">el valor de codigotal es el id del caso que se acaba de crear en la tabla tales </text:span></text:p>
              <text:p text:style-name="P21"/>
            </text:list-item>
            <text:list-item>
              <text:p text:style-name="P21"><text:span text:style-name="T3">Crea tantos casos en el tcaso “tcftal” en la tabla tales, como numero de elementos contenga el array tcf.</text:span>crearTcfTal<text:span text:style-name="T27">()</text:span></text:p>
              <text:p text:style-name="P21"><text:span text:style-name="T3">Escribe en los tdatos (</text:span>tipotcaso, clasetpa, codigotal, codigoestacion, nemoestacion, tipollamada, <text:span text:style-name="T28">telefono, </text:span>correo, texto, asunto, adjunto<text:span text:style-name="T3">)</text:span></text:p>
              <text:p text:style-name="P21"/>
            </text:list-item>
            <text:list-item>
              <text:p text:style-name="P51"><text:span text:style-name="T22">Cose la fk correspondiente en el hilo de la tp: </text:span><text:span text:style-name="T37">prepararValoresTpaNormal</text:span><text:span text:style-name="T22">() </text:span><text:span text:style-name="T25">y retorna las posiciones de las Qs.</text:span></text:p>
              <text:p text:style-name="P46"/>
            </text:list-item>
            <text:list-item>
              <text:p text:style-name="P52"><text:span text:style-name="T16">Añade “</text:span><text:span text:style-name="T17">FK_</text:span><text:span text:style-name="T16">subtcampo</text:span><text:span text:style-name="T17">1 y FK_subtcampo0”</text:span><text:span text:style-name="T16"> </text:span><text:span text:style-name="T18">en el hilo </text:span><text:span text:style-name="T19">de la</text:span><text:span text:style-name="T18"> tp</text:span><text:span text:style-name="T16">. añadirSubtcampoHiloTp</text:span><text:span text:style-name="T20">()</text:span></text:p>
              <text:p text:style-name="P49"/>
            </text:list-item>
            <text:list-item>
              <text:p text:style-name="P54"><text:span text:style-name="T20">E</text:span><text:span text:style-name="T16">scribe los valores de las posiciones de las Qs en la tabla “tales” </text:span><text:span text:style-name="T21">en el tcaso tal, </text:span><text:span text:style-name="T16">con los valores devueltos en </text:span><text:span text:style-name="T37">prepararValoresTpaNormal</text:span><text:span text:style-name="T16">(). </text:span><text:span text:style-name="T21">Escribe en los tdatos (qcondición1, qconsigna1, qunion, qcondición2, qconsigna2, qcondición3, qconsigna3, qrango, qmodo</text:span><text:span text:style-name="T22">) </text:span><text:span text:style-name="T21">del tcaso tal donde el id sea igual a codigotal)</text:span></text:p>
            </text:list-item>
          </text:list>
        </text:list-item>
      </text:list>
      <text:p text:style-name="P9"/>
      <text:p text:style-name="P13">* <text:span text:style-name="T29">Si el tipo de condición es por calendario, se deben crear las anotaciónes correpondientes al horario programado.</text:span></text:p>
      <text:p text:style-name="P15">TPAS <text:span text:style-name="T34">Mutante</text:span></text:p>
      <text:p text:style-name="P14"/>
      <text:p text:style-name="P2">crearTpsa<text:span text:style-name="T34">Mutante</text:span> : crea la tpa de la tpse elegida <text:span text:style-name="T33">(clasetpa=mutante)</text:span></text:p>
      <text:p text:style-name="P4"><text:s/></text:p>
      <text:p text:style-name="P4"><text:s/></text:p>
      <text:p text:style-name="P4">PARAMETROS (post)</text:p>
      <text:p text:style-name="P4"><text:s/>array datos: edificio, planta, zona, nemocomando, f<text:span text:style-name="T1">2</text:span>tps, f3tps, nemotps,</text:p>
      <text:p text:style-name="P4"><text:tab/><text:tab/> <text:s text:c="2"/>nemotpa<text:span text:style-name="T41">[]</text:span>, tipotpa<text:span text:style-name="T41">[]</text:span>, descripciontpa<text:span text:style-name="T41">[]</text:span>,tpreferencia,</text:p>
      <text:p text:style-name="P4"><text:tab/><text:tab/> <text:s text:c="2"/>tipocondición, condición<text:span text:style-name="T32">[][]</text:span>, <text:span text:style-name="T32">valor[][], </text:span>modo<text:span text:style-name="T41">[]</text:span>, valorrango<text:span text:style-name="T41">[]</text:span>, sistema</text:p>
      <text:p text:style-name="P4"/>
      <text:p text:style-name="P4"><text:s/>array tcf: codigoestacion<text:span text:style-name="T2">[]</text:span>, nemoestacion<text:span text:style-name="T2">[]</text:span>, tipollamada<text:span text:style-name="T2">[]</text:span>, telefono<text:span text:style-name="T2">[]</text:span>, texto<text:span text:style-name="T15">[]</text:span>, <text:tab/><text:tab/> <text:tab/><text:tab/>correo<text:span text:style-name="T2">[]</text:span>, asunto<text:span text:style-name="T2">[]</text:span>, adjunto<text:span text:style-name="T2">[]</text:span></text:p>
      <text:p text:style-name="P4"><text:s/></text:p>
      <text:p text:style-name="P12"><text:span text:style-name="T5"><text:s/>valores para </text:span><text:span text:style-name="T4">tipocondición:debe contener, el numero equivalente al tipocondición</text:span></text:p>
      <text:p text:style-name="P4"><text:s/>0 -&gt; lógicas <text:span text:style-name="T46">simples</text:span></text:p>
      <text:p text:style-name="P31"><text:s/><text:span text:style-name="T46">1</text:span> -&gt; lógicas <text:span text:style-name="T46">compuestas</text:span></text:p>
      <text:p text:style-name="P4"><text:s/><text:span text:style-name="T46">2</text:span> -&gt; lógicas <text:span text:style-name="T46">simples </text:span>con calendario</text:p>
      <text:p text:style-name="P31"><text:s/><text:span text:style-name="T46">3</text:span> -&gt; lógicas <text:span text:style-name="T46">compuestas </text:span>con calendario</text:p>
      <text:p text:style-name="P31"><text:s/><text:span text:style-name="T46">4</text:span> -&gt; lógicas <text:span text:style-name="T46">simples </text:span>con tiempo</text:p>
      <text:p text:style-name="P4"><text:s/><text:span text:style-name="T46">5</text:span> -&gt; lógicas <text:span text:style-name="T46">compuestas </text:span>con tiempo</text:p>
      <text:p text:style-name="P4"><text:s/><text:span text:style-name="T46">6</text:span> -&gt; lógicas <text:span text:style-name="T46">simples </text:span>con anotación</text:p>
      <text:p text:style-name="P31"><text:s/><text:span text:style-name="T46">7</text:span> -&gt; lógicas <text:span text:style-name="T46">compuestas </text:span>con anotación</text:p>
      <text:p text:style-name="P4"><text:s/><text:span text:style-name="T46">8</text:span> -&gt; calendario</text:p>
      <text:p text:style-name="P4"><text:s/><text:span text:style-name="T46">9</text:span> -&gt; temporizador</text:p>
      <text:p text:style-name="P4"/>
      <text:p text:style-name="P12"><text:span text:style-name="T6"><text:s text:c="3"/>0. </text:span><text:span text:style-name="T4">lógicas </text:span><text:span text:style-name="T13">simples</text:span></text:p>
      <text:p text:style-name="P12"><text:span text:style-name="T4"><text:tab/></text:span><text:span text:style-name="T5">valores para </text:span><text:span text:style-name="T4">condición: </text:span></text:p>
      <text:list xml:id="list103522155172614" text:continue-list="list103521433314160" text:style-name="L1">
        <text:list-header>
          <text:p text:style-name="P57"><text:span text:style-name="T7">condición</text:span><text:span text:style-name="T10">[i]</text:span><text:span text:style-name="T7">[0]: &gt;</text:span><text:span text:style-name="T4">, </text:span><text:span text:style-name="T7">&lt;</text:span><text:span text:style-name="T4">, </text:span><text:span text:style-name="T7">==</text:span><text:span text:style-name="T4">, !</text:span><text:span text:style-name="T7">=</text:span><text:span text:style-name="T4">, </text:span><text:span text:style-name="T7">&gt;=</text:span><text:span text:style-name="T4">,</text:span><text:span text:style-name="T7">&lt;=</text:span></text:p>
        </text:list-header>
      </text:list>
      <text:p text:style-name="P12"><text:tab/></text:p>
      <text:p text:style-name="P12"><text:span text:style-name="T5"><text:tab/>valores para </text:span><text:span text:style-name="T8">valor</text:span><text:span text:style-name="T4">: </text:span></text:p>
      <text:list xml:id="list103520650512881" text:continue-numbering="true" text:style-name="L1">
        <text:list-header>
          <text:p text:style-name="P57"><text:span text:style-name="T8">valor</text:span><text:span text:style-name="T10">[i]</text:span><text:span text:style-name="T7">[0]: </text:span><text:span text:style-name="T8">valor introducido para condición[0]</text:span></text:p>
        </text:list-header>
      </text:list>
      <text:p text:style-name="P41"/>
      <text:p text:style-name="P69"><text:span text:style-name="T6"><text:s/>0. </text:span><text:span text:style-name="T4">lógicas </text:span><text:span text:style-name="T13">compuestas</text:span></text:p>
      <text:p text:style-name="P69"><text:span text:style-name="T4"><text:tab/></text:span><text:span text:style-name="T5">valores para </text:span><text:span text:style-name="T4">condición: </text:span></text:p>
      <text:list xml:id="list103521221940914" text:continue-numbering="true" text:style-name="L1">
        <text:list-header>
          <text:p text:style-name="P59"><text:span text:style-name="T7">condición</text:span><text:span text:style-name="T10">[i]</text:span><text:span text:style-name="T7">[0]: &gt;</text:span><text:span text:style-name="T4">, </text:span><text:span text:style-name="T7">&lt;</text:span><text:span text:style-name="T4">, </text:span><text:span text:style-name="T7">==</text:span><text:span text:style-name="T4">, !</text:span><text:span text:style-name="T7">=</text:span><text:span text:style-name="T4">, </text:span><text:span text:style-name="T7">&gt;=</text:span><text:span text:style-name="T4">,</text:span><text:span text:style-name="T7">&lt;=</text:span></text:p>
          <text:p text:style-name="P34">condición<text:span text:style-name="T34">[i]</text:span>[1]: &amp;&amp;, ||</text:p>
          <text:p text:style-name="P34">condición<text:span text:style-name="T34">[i]</text:span>[2]: &gt;, &lt;, ==, !=, &gt;=,&lt;=</text:p>
        </text:list-header>
      </text:list>
      <text:p text:style-name="P69"><text:tab/></text:p>
      <text:p text:style-name="P69"><text:span text:style-name="T5"><text:tab/>valores para </text:span><text:span text:style-name="T8">valor</text:span><text:span text:style-name="T4">: </text:span></text:p>
      <text:list xml:id="list103520598248592" text:continue-numbering="true" text:style-name="L1">
        <text:list-header>
          <text:p text:style-name="P59"><text:span text:style-name="T8">valor</text:span><text:span text:style-name="T10">[i]</text:span><text:span text:style-name="T7">[0]: </text:span><text:span text:style-name="T8">valor introducido para condición[0]</text:span></text:p>
          <text:p text:style-name="P59"><text:span text:style-name="T8">valor</text:span><text:span text:style-name="T10">[i]</text:span><text:span text:style-name="T7">[1]: </text:span><text:span text:style-name="T8">valor introducido para condición[2]</text:span></text:p>
          <text:p text:style-name="P34"/>
        </text:list-header>
      </text:list>
      <text:list xml:id="list5769452940374297357" text:style-name="L4">
        <text:list-item>
          <text:p text:style-name="P23">lógicas <text:span text:style-name="T47">simples </text:span>con calendario</text:p>
          <text:p text:style-name="P63"><text:span text:style-name="T5">valores para </text:span><text:span text:style-name="T4">condición: </text:span></text:p>
          <text:list>
            <text:list-header>
              <text:p text:style-name="P63"><text:span text:style-name="T7">condición</text:span><text:span text:style-name="T10">[i]</text:span><text:span text:style-name="T7">[0]: &gt;</text:span><text:span text:style-name="T4">, </text:span><text:span text:style-name="T7">&lt;</text:span><text:span text:style-name="T4">, </text:span><text:span text:style-name="T7">==</text:span><text:span text:style-name="T4">, !</text:span><text:span text:style-name="T7">=</text:span><text:span text:style-name="T4">, </text:span><text:span text:style-name="T7">&gt;=</text:span><text:span text:style-name="T4">,</text:span><text:span text:style-name="T7">&lt;=</text:span></text:p>
              <text:p text:style-name="P63"/>
            </text:list-header>
          </text:list>
        </text:list-item>
      </text:list>
      <text:p text:style-name="P12"><text:span text:style-name="T5"><text:tab/>valores para </text:span><text:span text:style-name="T8">valor</text:span><text:span text:style-name="T4">: </text:span></text:p>
      <text:list xml:id="list103521265196860" text:continue-list="list103520598248592" text:style-name="L1">
        <text:list-header>
          <text:p text:style-name="P57"><text:span text:style-name="T8">valor</text:span><text:span text:style-name="T10">[i]</text:span><text:span text:style-name="T7">[0]: </text:span><text:span text:style-name="T8">valor introducido para condición[0]</text:span></text:p>
          <text:p text:style-name="P57"><text:span text:style-name="T8">valor</text:span><text:span text:style-name="T10">[i]</text:span><text:span text:style-name="T7">[</text:span><text:span text:style-name="T13">1</text:span><text:span text:style-name="T7">]: </text:span><text:span text:style-name="T8">array con los valores del calendario</text:span></text:p>
        </text:list-header>
      </text:list>
      <text:p text:style-name="P4"/>
      <text:list xml:id="list103522263509769" text:continue-numbering="true" text:style-name="L1">
        <text:list-header>
          <text:p text:style-name="P34"/>
        </text:list-header>
      </text:list>
      <text:list xml:id="list5730832718365028815" text:style-name="L8">
        <text:list-item>
          <text:p text:style-name="P32"><text:soft-page-break/>lógicas <text:span text:style-name="T47">compuestas</text:span> con calendario</text:p>
          <text:p text:style-name="P70"><text:span text:style-name="T5">valores para </text:span><text:span text:style-name="T4">condición: </text:span></text:p>
          <text:list>
            <text:list-header>
              <text:p text:style-name="P70"><text:span text:style-name="T7">condición</text:span><text:span text:style-name="T10">[i]</text:span><text:span text:style-name="T7">[0]: &gt;</text:span><text:span text:style-name="T4">, </text:span><text:span text:style-name="T7">&lt;</text:span><text:span text:style-name="T4">, </text:span><text:span text:style-name="T7">==</text:span><text:span text:style-name="T4">, !</text:span><text:span text:style-name="T7">=</text:span><text:span text:style-name="T4">, </text:span><text:span text:style-name="T7">&gt;=</text:span><text:span text:style-name="T4">,</text:span><text:span text:style-name="T7">&lt;=</text:span></text:p>
              <text:p text:style-name="P42">condición<text:span text:style-name="T34">[i]</text:span>[1]: &amp;&amp;, ||</text:p>
              <text:p text:style-name="P42">condición<text:span text:style-name="T34">[i]</text:span>[2]: &gt;, &lt;, ==, !=, &gt;=,&lt;=</text:p>
            </text:list-header>
          </text:list>
        </text:list-item>
      </text:list>
      <text:p text:style-name="P69"/>
      <text:p text:style-name="P69"><text:span text:style-name="T5"><text:tab/>valores para </text:span><text:span text:style-name="T8">valor</text:span><text:span text:style-name="T4">: </text:span></text:p>
      <text:list xml:id="list103521706386478" text:continue-list="list103522263509769" text:style-name="L1">
        <text:list-header>
          <text:p text:style-name="P59"><text:span text:style-name="T8">valor</text:span><text:span text:style-name="T10">[i]</text:span><text:span text:style-name="T7">[0]: </text:span><text:span text:style-name="T8">valor introducido para condición[0]</text:span></text:p>
          <text:p text:style-name="P59"><text:span text:style-name="T8">valor</text:span><text:span text:style-name="T10">[i]</text:span><text:span text:style-name="T7">[1]: </text:span><text:span text:style-name="T8">valor introducido para condición[2]</text:span></text:p>
          <text:p text:style-name="P59"><text:span text:style-name="T8">valor</text:span><text:span text:style-name="T10">[i]</text:span><text:span text:style-name="T7">[</text:span><text:span text:style-name="T8">2</text:span><text:span text:style-name="T7">]: </text:span><text:span text:style-name="T8">array con los valores del calendario</text:span></text:p>
          <text:p text:style-name="P29"/>
        </text:list-header>
      </text:list>
      <text:list xml:id="list103522018439136" text:continue-list="list5769452940374297357" text:style-name="L4">
        <text:list-item>
          <text:p text:style-name="P23">lógicas <text:span text:style-name="T47">simples </text:span>con tiempo</text:p>
          <text:p text:style-name="P63"><text:span text:style-name="T5">valores para </text:span><text:span text:style-name="T4">condición: </text:span></text:p>
          <text:list>
            <text:list-header>
              <text:p text:style-name="P63"><text:span text:style-name="T7">condición</text:span><text:span text:style-name="T10">[i]</text:span><text:span text:style-name="T7">[0]: &gt;</text:span><text:span text:style-name="T4">, </text:span><text:span text:style-name="T7">&lt;</text:span><text:span text:style-name="T4">, </text:span><text:span text:style-name="T7">==</text:span><text:span text:style-name="T4">, !</text:span><text:span text:style-name="T7">=</text:span><text:span text:style-name="T4">, </text:span><text:span text:style-name="T7">&gt;=</text:span><text:span text:style-name="T4">,</text:span><text:span text:style-name="T7">&lt;=</text:span></text:p>
            </text:list-header>
          </text:list>
          <text:p text:style-name="P63"/>
          <text:p text:style-name="P63"><text:span text:style-name="T5">valores para </text:span><text:span text:style-name="T8">valor</text:span><text:span text:style-name="T4">: </text:span></text:p>
          <text:list text:continue-numbering="true">
            <text:list-header>
              <text:p text:style-name="P63"><text:span text:style-name="T8">valor</text:span><text:span text:style-name="T10">[i]</text:span><text:span text:style-name="T7">[0]: </text:span><text:span text:style-name="T8">valor introducido para condición[0]</text:span></text:p>
              <text:p text:style-name="P63"><text:span text:style-name="T8">valor</text:span><text:span text:style-name="T10">[i]</text:span><text:span text:style-name="T7">[</text:span><text:span text:style-name="T13">1</text:span><text:span text:style-name="T7">]: </text:span><text:span text:style-name="T8">valor del temporizador</text:span></text:p>
            </text:list-header>
          </text:list>
          <text:p text:style-name="P24"/>
        </text:list-item>
        <text:list-item>
          <text:p text:style-name="P24">lógicas <text:span text:style-name="T47">compuestas </text:span>con tiempo</text:p>
          <text:p text:style-name="P64"><text:span text:style-name="T5">valores para </text:span><text:span text:style-name="T4">condición: </text:span></text:p>
          <text:list>
            <text:list-header>
              <text:p text:style-name="P64"><text:span text:style-name="T7">condición</text:span><text:span text:style-name="T10">[i]</text:span><text:span text:style-name="T7">[0]: &gt;</text:span><text:span text:style-name="T4">, </text:span><text:span text:style-name="T7">&lt;</text:span><text:span text:style-name="T4">, </text:span><text:span text:style-name="T7">==</text:span><text:span text:style-name="T4">, !</text:span><text:span text:style-name="T7">=</text:span><text:span text:style-name="T4">, </text:span><text:span text:style-name="T7">&gt;=</text:span><text:span text:style-name="T4">,</text:span><text:span text:style-name="T7">&lt;=</text:span></text:p>
              <text:p text:style-name="P37">condición<text:span text:style-name="T34">[i]</text:span>[1]: &amp;&amp;, ||</text:p>
              <text:p text:style-name="P37">condición<text:span text:style-name="T34">[i]</text:span>[2]: &gt;, &lt;, ==, !=, &gt;=,&lt;=</text:p>
            </text:list-header>
          </text:list>
          <text:p text:style-name="P64"/>
          <text:p text:style-name="P64"><text:span text:style-name="T5">valores para </text:span><text:span text:style-name="T8">valor</text:span><text:span text:style-name="T4">: </text:span></text:p>
          <text:list text:continue-numbering="true">
            <text:list-header>
              <text:p text:style-name="P64"><text:span text:style-name="T8">valor</text:span><text:span text:style-name="T10">[i]</text:span><text:span text:style-name="T7">[0]: </text:span><text:span text:style-name="T8">valor introducido para condición[0]</text:span></text:p>
              <text:p text:style-name="P64"><text:span text:style-name="T8">valor</text:span><text:span text:style-name="T10">[i]</text:span><text:span text:style-name="T7">[1]: </text:span><text:span text:style-name="T8">valor introducido para condición[2]</text:span></text:p>
              <text:p text:style-name="P64"><text:span text:style-name="T8">valor</text:span><text:span text:style-name="T10">[i]</text:span><text:span text:style-name="T7">[</text:span><text:span text:style-name="T8">2</text:span><text:span text:style-name="T7">]: </text:span><text:span text:style-name="T8">valor del temporizador</text:span></text:p>
            </text:list-header>
          </text:list>
        </text:list-item>
      </text:list>
      <text:p text:style-name="P43"/>
      <text:list xml:id="list103521269668679" text:continue-numbering="true" text:style-name="L4">
        <text:list-header>
          <text:p text:style-name="P37"/>
        </text:list-header>
        <text:list-item>
          <text:p text:style-name="P24">lógicas <text:span text:style-name="T47">simples </text:span>con anotación</text:p>
          <text:p text:style-name="P64"><text:span text:style-name="T5">valores para </text:span><text:span text:style-name="T4">condición: </text:span></text:p>
          <text:list>
            <text:list-header>
              <text:p text:style-name="P64"><text:span text:style-name="T7">condición</text:span><text:span text:style-name="T10">[i]</text:span><text:span text:style-name="T7">[0]: &gt;</text:span><text:span text:style-name="T4">, </text:span><text:span text:style-name="T7">&lt;</text:span><text:span text:style-name="T4">, </text:span><text:span text:style-name="T7">==</text:span><text:span text:style-name="T4">, !</text:span><text:span text:style-name="T7">=</text:span><text:span text:style-name="T4">, </text:span><text:span text:style-name="T7">&gt;=</text:span><text:span text:style-name="T4">,</text:span><text:span text:style-name="T7">&lt;=</text:span></text:p>
            </text:list-header>
          </text:list>
          <text:p text:style-name="P64"/>
          <text:p text:style-name="P64"><text:span text:style-name="T5">valores para </text:span><text:span text:style-name="T8">valor</text:span><text:span text:style-name="T4">: </text:span></text:p>
          <text:list text:continue-numbering="true">
            <text:list-header>
              <text:p text:style-name="P64"><text:span text:style-name="T8">valor</text:span><text:span text:style-name="T10">[i]</text:span><text:span text:style-name="T7">[0]: </text:span><text:span text:style-name="T8">valor introducido para condición[0]</text:span></text:p>
            </text:list-header>
          </text:list>
        </text:list-item>
      </text:list>
      <text:p text:style-name="P43"/>
      <text:list xml:id="list103521271360042" text:continue-numbering="true" text:style-name="L4">
        <text:list-item>
          <text:p text:style-name="P23">lógicas <text:span text:style-name="T48">compuestas </text:span>con anotación</text:p>
          <text:p text:style-name="P63"><text:span text:style-name="T5">valores para </text:span><text:span text:style-name="T4">condición: </text:span></text:p>
          <text:list>
            <text:list-header>
              <text:p text:style-name="P63"><text:span text:style-name="T7">condición</text:span><text:span text:style-name="T10">[i]</text:span><text:span text:style-name="T7">[0]: &gt;</text:span><text:span text:style-name="T4">, </text:span><text:span text:style-name="T7">&lt;</text:span><text:span text:style-name="T4">, </text:span><text:span text:style-name="T7">==</text:span><text:span text:style-name="T4">, !</text:span><text:span text:style-name="T7">=</text:span><text:span text:style-name="T4">, </text:span><text:span text:style-name="T7">&gt;=</text:span><text:span text:style-name="T4">,</text:span><text:span text:style-name="T7">&lt;=</text:span></text:p>
              <text:p text:style-name="P36">condición<text:span text:style-name="T34">[i]</text:span>[1]: &amp;&amp;, ||</text:p>
              <text:p text:style-name="P36">condición<text:span text:style-name="T34">[i]</text:span>[2]: &gt;, &lt;, ==, !=, &gt;=,&lt;=</text:p>
            </text:list-header>
          </text:list>
          <text:p text:style-name="P63"/>
          <text:p text:style-name="P63"><text:span text:style-name="T5">valores para </text:span><text:span text:style-name="T8">valor</text:span><text:span text:style-name="T4">: </text:span></text:p>
          <text:list text:continue-numbering="true">
            <text:list-header>
              <text:p text:style-name="P63"><text:span text:style-name="T8">valor</text:span><text:span text:style-name="T10">[i]</text:span><text:span text:style-name="T7">[0]: </text:span><text:span text:style-name="T8">valor introducido para condición[0]</text:span></text:p>
              <text:p text:style-name="P63"><text:span text:style-name="T8">valor</text:span><text:span text:style-name="T10">[i]</text:span><text:span text:style-name="T7">[1]: </text:span><text:span text:style-name="T8">valor introducido para condición[2]</text:span></text:p>
              <text:p text:style-name="P63"><text:span text:style-name="T8">valor</text:span><text:span text:style-name="T10">[i]</text:span><text:span text:style-name="T7">[</text:span><text:span text:style-name="T8">2</text:span><text:span text:style-name="T7">]: </text:span><text:span text:style-name="T8">valor</text:span><text:span text:style-name="T9">es de la anotación</text:span></text:p>
            </text:list-header>
          </text:list>
          <text:p text:style-name="P36"/>
        </text:list-item>
        <text:list-item>
          <text:p text:style-name="P23">calendario</text:p>
          <text:p text:style-name="P63"><text:span text:style-name="T5">valores para </text:span><text:span text:style-name="T8">valor</text:span><text:span text:style-name="T4">: </text:span></text:p>
          <text:list>
            <text:list-header>
              <text:p text:style-name="P63"><text:soft-page-break/><text:span text:style-name="T8">valor</text:span><text:span text:style-name="T10">[i]</text:span><text:span text:style-name="T7">[0]: </text:span><text:span text:style-name="T9">array con los valores del calendario</text:span></text:p>
              <text:p text:style-name="P45"/>
            </text:list-header>
          </text:list>
        </text:list-item>
        <text:list-item>
          <text:p text:style-name="P23">temporizador</text:p>
          <text:p text:style-name="P63"><text:span text:style-name="T5">valor para </text:span><text:span text:style-name="T4">condición: </text:span></text:p>
          <text:list>
            <text:list-header>
              <text:p text:style-name="P63"><text:span text:style-name="T7">condición</text:span><text:span text:style-name="T10">[i]</text:span><text:span text:style-name="T7">[0]: </text:span><text:span text:style-name="T9">temporizador</text:span></text:p>
            </text:list-header>
          </text:list>
          <text:p text:style-name="P63"/>
          <text:p text:style-name="P63"><text:span text:style-name="T5">valores para </text:span><text:span text:style-name="T8">valor</text:span><text:span text:style-name="T4">: </text:span></text:p>
          <text:list text:continue-numbering="true">
            <text:list-header>
              <text:p text:style-name="P63"><text:span text:style-name="T8">valor</text:span><text:span text:style-name="T10">[i]</text:span><text:span text:style-name="T7">[0]: </text:span><text:span text:style-name="T8">valor</text:span><text:span text:style-name="T9"> del temporizador</text:span></text:p>
            </text:list-header>
          </text:list>
          <text:p text:style-name="P63"/>
        </text:list-item>
      </text:list>
      <text:p text:style-name="P4"><text:s/></text:p>
      <text:list xml:id="list103522019421447" text:continue-list="list103521706386478" text:style-name="L1">
        <text:list-header>
          <text:p text:style-name="P72"/>
        </text:list-header>
      </text:list>
      <text:p text:style-name="P8">* <text:span text:style-name="T26">los valores contenidos en los arrays datos que continen [][], significa que son arrays de arrays donde i se corresponde con cada subtal..</text:span></text:p>
      <text:p text:style-name="P8">* <text:span text:style-name="T26">los valores contenidos en los arrays datos y arrays tcf que continen [], significa que son arrays.</text:span></text:p>
      <text:p text:style-name="P8"/>
      <text:p text:style-name="P8"/>
      <text:p text:style-name="P8">Funcionalidad:</text:p>
      <text:p text:style-name="P6"/>
      <text:list xml:id="list3086240107641469118" text:style-name="L5">
        <text:list-item>
          <text:list>
            <text:list-item>
              <text:p text:style-name="P25"><text:span text:style-name="T3">Crea caso en la tabla tales en el tcaso “tal” y en el tcaso “subtal” con los valores que le llegan en el array datos, crearCasoTcasoTalSubtalTales(). Escribe en los tdatos (</text:span>tipotcaso, <text:span text:style-name="T35">codigotal, </text:span>f1, f2, f3, f4, f5, f6, f7, f8, f9, f10, nemo, tipotpa, codigotp, <text:span text:style-name="T35">codigoanterior, codigoposterior,</text:span> tipotp, tipocondición, clasetpa, descripcion<text:span text:style-name="T3">)</text:span></text:p>
              <text:p text:style-name="P26">* <text:span text:style-name="T31">el valor de codigotal es el id del caso que se acaba de crear en la tabla tales </text:span></text:p>
              <text:p text:style-name="P26">* <text:span text:style-name="T31">el valor de codigosubtal es igual a codigotal, sumándole 1 por cada subtal que se vaya a crear.</text:span></text:p>
              <text:p text:style-name="P26"/>
            </text:list-item>
            <text:list-item>
              <text:p text:style-name="P25"><text:span text:style-name="T3">Crea tantos casos en el tcaso “tcfsubtal” en la tabla tales, como numero de elementos contenga el array tcf.</text:span>crearTcfTal<text:span text:style-name="T27">()</text:span></text:p>
              <text:p text:style-name="P25"><text:span text:style-name="T3">Escribe en los tdatos (</text:span>tipotcaso, clasetpa, codigotal, codigoestacion, nemoestacion, tipollamada, <text:span text:style-name="T28">telefono, </text:span>correo, texto, asunto, adjunto<text:span text:style-name="T3">)</text:span></text:p>
              <text:p text:style-name="P25"/>
            </text:list-item>
            <text:list-item>
              <text:p text:style-name="P47">Cose la fk correspondiente en el hilo de la tp: <text:span text:style-name="T36">prepararValoresTpa</text:span><text:span text:style-name="T40">Mutante</text:span>() <text:span text:style-name="T33">y retorna las posiciones de las Qs correspondientes a cada subtal.</text:span></text:p>
              <text:p text:style-name="P48"/>
            </text:list-item>
            <text:list-item>
              <text:p text:style-name="P53"><text:span text:style-name="T16">Añade “</text:span><text:span text:style-name="T17">FK_</text:span><text:span text:style-name="T16">subtcampo</text:span><text:span text:style-name="T17">1 y FK_subtcampo0”</text:span><text:span text:style-name="T16"> </text:span><text:span text:style-name="T18">en el hilo </text:span><text:span text:style-name="T19">de la</text:span><text:span text:style-name="T18"> tp</text:span><text:span text:style-name="T16">.añadirSubtcampoHiloTp</text:span><text:span text:style-name="T20">()</text:span></text:p>
              <text:p text:style-name="P50"/>
            </text:list-item>
            <text:list-item>
              <text:p text:style-name="P55"><text:span text:style-name="T20">E</text:span><text:span text:style-name="T16">scribe los valores de las posiciones de las Qs en la tabla “tales” </text:span><text:span text:style-name="T21">en el tcaso </text:span><text:span text:style-name="T24">sub</text:span><text:span text:style-name="T21">tal, </text:span><text:span text:style-name="T16">con los valores devueltos en </text:span><text:span text:style-name="T38">prepararValoresTpa</text:span><text:span text:style-name="T39">Mutante</text:span><text:span text:style-name="T16">(). </text:span><text:span text:style-name="T21">Escribe en los tdatos (qcondición1, qconsigna1, qunion, qcondición2, qconsigna2, qcondición3, qconsigna3, qrango, qmodo</text:span><text:span text:style-name="T22">) </text:span><text:span text:style-name="T21">del tcaso tal donde el id sea igual </text:span><text:span text:style-name="T23">codigosubtal</text:span><text:span text:style-name="T21">)</text:span></text:p>
            </text:list-item>
          </text:list>
        </text:list-item>
      </text:list>
      <text:p text:style-name="P10"/>
      <text:p text:style-name="P14">* <text:span text:style-name="T29">Si el tipo de condición es por calendario, se deben crear las anotaciónes correpondientes al horario programa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11cm" fo:margin-right="0.99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2:39:08.362194232</meta:creation-date>
    <dc:date>2018-11-16T10:35:20.032009360</dc:date>
    <meta:editing-duration>P1DT7H31M41S</meta:editing-duration>
    <meta:editing-cycles>67</meta:editing-cycles>
    <meta:generator>LibreOffice/4.2.8.2$Linux_x86 LibreOffice_project/420m0$Build-2</meta:generator>
    <meta:print-date>2018-11-08T10:33:57.131959816</meta:print-date>
    <meta:document-statistic meta:table-count="0" meta:image-count="0" meta:object-count="0" meta:page-count="6" meta:paragraph-count="210" meta:word-count="1264" meta:character-count="8732" meta:non-whitespace-character-count="7571"/>
  </office:meta>
</office:document-meta>
</file>